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C0000002576157A359A3822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Times New Roman2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6.8431in" fo:margin-left="-0.075in" fo:margin-top="0in" fo:margin-bottom="0in" table:align="left" style:writing-mode="lr-tb"/>
    </style:style>
    <style:style style:name="Таблица1.A" style:family="table-column">
      <style:table-column-properties style:column-width="3.0167in"/>
    </style:style>
    <style:style style:name="Таблица1.B" style:family="table-column">
      <style:table-column-properties style:column-width="1.8118in"/>
    </style:style>
    <style:style style:name="Таблица1.C" style:family="table-column">
      <style:table-column-properties style:column-width="2.0146in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B1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  <style:text-properties style:font-name="Times New Roman2" fo:font-size="14pt" style:font-size-asian="14pt" style:font-size-complex="14pt"/>
    </style:style>
    <style:style style:name="P3" style:family="paragraph" style:parent-style-name="Heading_20_1">
      <style:paragraph-properties fo:break-before="page"/>
      <style:text-properties fo:text-transform="uppercase" style:use-window-font-color="true" style:font-name="Times New Roman2" fo:font-size="14pt" fo:language="ru" fo:country="RU" fo:font-weight="bold" officeooo:rsid="00306321" officeooo:paragraph-rsid="00306321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P4" style:family="paragraph" style:parent-style-name="Heading_20_2">
      <style:paragraph-properties fo:break-before="page"/>
      <style:text-properties style:font-name="Times New Roman2" fo:font-size="14pt" style:font-size-asian="14pt" style:font-size-complex="14pt"/>
    </style:style>
    <style:style style:name="P5" style:family="paragraph" style:parent-style-name="Heading_20_2">
      <style:text-properties style:font-name="Times New Roman2" fo:font-size="14pt" style:font-size-asian="14pt" style:font-size-complex="14pt"/>
    </style:style>
    <style:style style:name="P6" style:family="paragraph" style:parent-style-name="Standard_20__28_user_29_">
      <style:paragraph-properties fo:text-align="center" style:justify-single-word="false"/>
      <style:text-properties fo:text-transform="uppercase" style:font-name="Times New Roman2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7" style:family="paragraph" style:parent-style-name="Standard_20__28_user_29_">
      <style:text-properties style:font-name="Times New Roman2" fo:font-size="14pt" style:font-size-asian="14pt" style:font-size-complex="14pt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2" fo:font-size="14pt" style:font-size-asian="14pt" style:font-size-complex="14pt"/>
    </style:style>
    <style:style style:name="P9" style:family="paragraph" style:parent-style-name="Standard_20__28_user_29_">
      <style:paragraph-properties fo:text-align="justify" style:justify-single-word="false"/>
      <style:text-properties style:font-name="Times New Roman2" fo:font-size="14pt" style:font-size-asian="14pt" style:font-size-complex="14pt"/>
    </style:style>
    <style:style style:name="P10" style:family="paragraph" style:parent-style-name="Standard_20__28_user_29_">
      <style:paragraph-properties fo:text-align="center" style:justify-single-word="false"/>
      <style:text-properties style:font-name="Times New Roman2" fo:font-size="14pt" style:font-size-asian="14pt" style:language-asian="ru" style:country-asian="RU" style:font-size-complex="14pt" style:language-complex="ar" style:country-complex="SA"/>
    </style:style>
    <style:style style:name="P11" style:family="paragraph" style:parent-style-name="Standard_20__28_user_29_">
      <style:paragraph-properties fo:text-align="center" style:justify-single-word="false"/>
      <style:text-properties style:font-name="Times New Roman2" fo:font-size="14pt" style:font-size-asian="14pt" style:language-asian="ru" style:country-asian="RU" style:font-size-complex="14pt" style:language-complex="ar" style:country-complex="SA" style:font-weight-complex="bold"/>
    </style:style>
    <style:style style:name="P12" style:family="paragraph" style:parent-style-name="Standard_20__28_user_29_">
      <style:paragraph-properties fo:text-align="center" style:justify-single-word="false"/>
      <style:text-properties style:font-name="Times New Roman2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13" style:family="paragraph" style:parent-style-name="Standard_20__28_user_29_">
      <style:paragraph-properties fo:text-align="center" style:justify-single-word="false"/>
      <style:text-properties style:use-window-font-color="true" style:font-name="Times New Roman2" fo:font-size="14pt" fo:language="ru" fo:country="RU" officeooo:rsid="001aae93" officeooo:paragraph-rsid="001aae93" style:letter-kerning="true" style:font-name-asian="Times New Roman3" style:font-size-asian="14pt" style:language-asian="zh" style:country-asian="CN" style:font-name-complex="Times New Roman3" style:font-size-complex="14pt" style:language-complex="hi" style:country-complex="IN"/>
    </style:style>
    <style:style style:name="P14" style:family="paragraph" style:parent-style-name="Standard_20__28_user_29_">
      <style:paragraph-properties fo:margin-left="0in" fo:margin-right="0in" fo:text-indent="0in" style:auto-text-indent="false"/>
      <style:text-properties style:font-name="Times New Roman2" fo:font-size="14pt" style:font-size-asian="14pt" style:font-size-complex="14pt"/>
    </style:style>
    <style:style style:name="P15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officeooo:paragraph-rsid="00122c5e"/>
    </style:style>
    <style:style style:name="P16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style:font-name="Times New Roman2" fo:font-size="14pt" fo:font-weight="bold" officeooo:paragraph-rsid="00122c5e" style:font-size-asian="14pt" style:language-asian="ru" style:country-asian="RU" style:font-weight-asian="bold" style:font-size-complex="14pt" style:language-complex="ar" style:country-complex="SA"/>
    </style:style>
    <style:style style:name="P17" style:family="paragraph" style:parent-style-name="Text_20_body_20__28_user_29_">
      <style:paragraph-properties fo:margin-left="0in" fo:margin-right="0in" fo:text-indent="0in" style:auto-text-indent="false"/>
      <style:text-properties style:font-name="Times New Roman2" fo:font-size="14pt" style:font-size-asian="14pt" style:font-size-complex="14pt"/>
    </style:style>
    <style:style style:name="P18" style:family="paragraph" style:parent-style-name="Text_20_body_20__28_user_29_">
      <style:paragraph-properties fo:margin-left="0in" fo:margin-right="0in" fo:text-indent="0in" style:auto-text-indent="false"/>
      <style:text-properties officeooo:paragraph-rsid="0040071a"/>
    </style:style>
    <style:style style:name="P19" style:family="paragraph" style:parent-style-name="Text_20_body_20__28_user_29_">
      <style:paragraph-properties fo:margin-left="0in" fo:margin-right="0in" fo:text-indent="0in" style:auto-text-indent="false"/>
      <style:text-properties officeooo:paragraph-rsid="0040bd8e"/>
    </style:style>
    <style:style style:name="P20" style:family="paragraph" style:parent-style-name="Листинг">
      <style:paragraph-properties fo:margin-left="0in" fo:margin-right="0in" fo:text-indent="0in" style:auto-text-indent="false"/>
      <style:text-properties officeooo:paragraph-rsid="00365d76"/>
    </style:style>
    <style:style style:name="P21" style:family="paragraph" style:parent-style-name="Text_20_body_20__28_user_29_">
      <style:text-properties style:font-name="Times New Roman2" fo:font-size="14pt" style:font-size-asian="14pt" style:font-size-complex="14pt"/>
    </style:style>
    <style:style style:name="P22" style:family="paragraph" style:parent-style-name="Text_20_body_20__28_user_29_">
      <style:text-properties style:font-name="Times New Roman2" fo:font-size="14pt" fo:font-weight="bold" officeooo:paragraph-rsid="00122c5e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P23" style:family="paragraph" style:parent-style-name="Text_20_body_20__28_user_29_">
      <style:text-properties officeooo:paragraph-rsid="00365d76"/>
    </style:style>
    <style:style style:name="P24" style:family="paragraph" style:parent-style-name="Standard">
      <style:paragraph-properties fo:margin-top="0.0835in" fo:margin-bottom="0in" loext:contextual-spacing="false" fo:line-height="120%" fo:text-align="justify" style:justify-single-word="false"/>
      <style:text-properties style:font-name="Times New ROman" fo:font-size="14pt" officeooo:paragraph-rsid="0040bd8e" style:font-size-asian="14pt" style:font-size-complex="14pt"/>
    </style:style>
    <style:style style:name="P25" style:family="paragraph" style:parent-style-name="caption">
      <style:text-properties style:use-window-font-color="true" style:font-name="Times New Roman2" fo:font-size="14pt" fo:language="ru" fo:country="RU" fo:font-style="normal" officeooo:rsid="0041e2bc" officeooo:paragraph-rsid="0041e2bc" style:letter-kerning="true" style:font-name-asian="Times New Roman3" style:font-size-asian="14pt" style:language-asian="zh" style:country-asian="CN" style:font-style-asian="normal" style:font-name-complex="Mangal" style:font-size-complex="14pt" style:language-complex="hi" style:country-complex="IN" style:font-style-complex="normal"/>
    </style:style>
    <style:style style:name="P26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style:font-name="Times New Roman2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27" style:family="paragraph" style:parent-style-name="Standard_20__28_user_29_">
      <style:text-properties style:font-name="Times New Roman2" fo:font-size="14pt" style:font-size-asian="14pt" style:font-size-complex="14pt"/>
    </style:style>
    <style:style style:name="P28" style:family="paragraph" style:parent-style-name="Text_20_body_20__28_user_29_">
      <style:text-properties fo:font-style="normal" officeooo:rsid="004ab0b9" officeooo:paragraph-rsid="004ab0b9" style:language-asian="ru" style:country-asian="RU" style:font-style-asian="normal" style:language-complex="ar" style:country-complex="SA" style:font-style-complex="normal"/>
    </style:style>
    <style:style style:name="P29" style:family="paragraph" style:parent-style-name="Text_20_body_20__28_user_29_">
      <style:text-properties fo:font-style="normal" officeooo:rsid="004c44cf" officeooo:paragraph-rsid="004c44cf" style:language-asian="ru" style:country-asian="RU" style:font-style-asian="normal" style:language-complex="ar" style:country-complex="SA" style:font-style-complex="normal"/>
    </style:style>
    <style:style style:name="P30" style:family="paragraph" style:parent-style-name="Text_20_body_20__28_user_29_">
      <style:paragraph-properties fo:margin-left="0in" fo:margin-right="0in" fo:text-indent="0in" style:auto-text-indent="false"/>
      <style:text-properties style:font-name="Times New Roman2" fo:font-size="14pt" fo:font-weight="bold" officeooo:rsid="0040bd8e" officeooo:paragraph-rsid="0040bd8e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P31" style:family="paragraph" style:parent-style-name="caption">
      <style:paragraph-properties fo:keep-with-next="always"/>
      <style:text-properties style:use-window-font-color="true" style:font-name="Times New Roman2" fo:font-size="14pt" fo:language="ru" fo:country="RU" fo:font-style="normal" officeooo:rsid="004c44cf" officeooo:paragraph-rsid="004c44cf" style:letter-kerning="true" style:font-name-asian="Times New Roman3" style:font-size-asian="14pt" style:language-asian="zh" style:country-asian="CN" style:font-style-asian="normal" style:font-name-complex="Mangal" style:font-size-complex="14pt" style:language-complex="hi" style:country-complex="IN" style:font-style-complex="normal"/>
    </style:style>
    <style:style style:name="P32" style:family="paragraph" style:parent-style-name="caption">
      <style:text-properties style:use-window-font-color="true" style:font-name="Times New Roman2" fo:font-size="14pt" fo:language="ru" fo:country="RU" fo:font-style="normal" officeooo:rsid="004c44cf" officeooo:paragraph-rsid="004c44cf" style:letter-kerning="true" style:font-name-asian="Times New Roman3" style:font-size-asian="14pt" style:language-asian="zh" style:country-asian="CN" style:font-style-asian="normal" style:font-name-complex="Mangal" style:font-size-complex="14pt" style:language-complex="hi" style:country-complex="IN" style:font-style-complex="normal"/>
    </style:style>
    <style:style style:name="P33" style:family="paragraph" style:parent-style-name="Листинг">
      <style:paragraph-properties fo:margin-left="0in" fo:margin-right="0in" fo:text-indent="0in" style:auto-text-indent="false"/>
      <style:text-properties officeooo:paragraph-rsid="00365d76"/>
    </style:style>
    <style:style style:name="T1" style:family="text">
      <style:text-properties fo:text-transform="uppercase" style:font-name="Times New Roman2" fo:font-size="14pt" style:font-size-asian="14pt" style:font-size-complex="14pt" style:font-weight-complex="bold"/>
    </style:style>
    <style:style style:name="T2" style:family="text">
      <style:text-properties fo:font-variant="normal" fo:text-transform="none" style:font-name="Times New Roman2" fo:font-size="14pt" style:font-size-asian="14pt" style:language-asian="ru" style:country-asian="RU" style:font-size-complex="14pt" style:language-complex="ar" style:country-complex="SA" style:font-weight-complex="bold"/>
    </style:style>
    <style:style style:name="T3" style:family="text">
      <style:text-properties fo:language="en" fo:country="US"/>
    </style:style>
    <style:style style:name="T4" style:family="text">
      <style:text-properties style:use-window-font-color="true" style:font-name="Times New Roman2" fo:font-size="14pt" fo:language="en" fo:country="US" fo:font-weight="bold" officeooo:rsid="0041e2bc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5" style:family="text">
      <style:text-properties style:use-window-font-color="true" style:font-name="Times New Roman2" fo:font-size="14pt" fo:language="en" fo:country="US" fo:font-weight="bold" officeooo:rsid="004cc143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6" style:family="text">
      <style:text-properties style:font-name="Times New Roman2" fo:font-size="14pt" fo:language="en" fo:country="US" fo:font-weight="bold" officeooo:rsid="0041e2bc" style:font-size-asian="14pt" style:font-weight-asian="bold" style:font-size-complex="14pt" style:font-weight-complex="bold"/>
    </style:style>
    <style:style style:name="T7" style:family="text"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Times New Roman2" fo:font-size="14pt" fo:font-weight="bold" officeooo:rsid="0040bd8e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T9" style:family="text">
      <style:text-properties style:font-name="Times New Roman2" fo:font-size="14pt" fo:font-weight="normal" officeooo:rsid="0045ef5e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T10" style:family="text">
      <style:text-properties officeooo:rsid="001aae93"/>
    </style:style>
    <style:style style:name="T11" style:family="text">
      <style:text-properties officeooo:rsid="00440818"/>
    </style:style>
    <style:style style:name="T12" style:family="text">
      <style:text-properties officeooo:rsid="0045ef5e"/>
    </style:style>
    <style:style style:name="T13" style:family="text">
      <style:text-properties officeooo:rsid="004cc14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12">Кафедра МО ЭВМ</text:p>
      <text:p text:style-name="P6"/>
      <text:p text:style-name="P10"/>
      <text:p text:style-name="P10"/>
      <text:p text:style-name="P10"/>
      <text:p text:style-name="P10"/>
      <text:p text:style-name="P15"><text:span text:style-name="Book_20_Title"><text:span text:style-name="T1"/></text:span></text:p>
      <text:p text:style-name="P15"><text:span text:style-name="Book_20_Title"><text:span text:style-name="T1">отчет</text:span></text:span></text:p>
      <text:p text:style-name="P16">по лабораторной работе №<text:span text:style-name="T12">7</text:span></text:p>
      <text:p text:style-name="P16">по дисциплине «Организация ЭВМ»</text:p>
      <text:p text:style-name="P15"><text:span text:style-name="Book_20_Title"><text:span text:style-name="T2">Тема: Преобразование целых чисел. Использование процедур в Ассемблере.</text:span></text:span></text:p>
      <text:p text:style-name="P10"/>
      <text:p text:style-name="P10"/>
      <text:p text:style-name="P10"/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9">Студент гр. <text:span text:style-name="T10">0382</text:span>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3">Крючков А.М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8">Ефремов М.А.</text:p>
          </table:table-cell>
        </table:table-row>
      </table:table>
      <text:p text:style-name="P11"/>
      <text:p text:style-name="P11"/>
      <text:p text:style-name="P11">Санкт-Петербург</text:p>
      <text:p text:style-name="P11">202<text:span text:style-name="T10">1</text:span></text:p>
      <text:h text:style-name="P4" text:outline-level="2"><text:tab/>Цель работы.</text:h>
      <text:p text:style-name="P24"><text:s text:c="2"/><text:tab/>Разработать <text:s/>на <text:s/>языке <text:s/>Ассемблер IntelX86 <text:s text:c="2"/>две <text:s/>процедуры:</text:p>
      <text:p text:style-name="P24">одна - прямого и другая - обратного преобразования целого числа, </text:p>
      <text:p text:style-name="P24">заданного в регистре АХ <text:s/>или <text:s/>в <text:s/>паре <text:s/>регистров <text:s/>DХ:АX, <text:s/>в строку, <text:s/></text:p>
      <text:p text:style-name="P24">представляющую <text:s/>его символьное изображение в заданной системе счисления (с учетом или без учета знака <text:s/>в зависимости от варианта задания). </text:p>
      <text:p text:style-name="P24">Строка должна храниться в памяти, а также выводиться на экран для индикации.</text:p>
      <text:p text:style-name="P24"><text:s text:c="5"/>Отрицательные числа <text:s/>при <text:s/>представлении <text:s/>с <text:s/>учетом <text:s/>знака должны в памяти храниться в дополнительном коде, <text:s/>а на <text:s/>экране изображаться в прямом коде с явным указанием знака <text:s/>или <text:s/>в символьном виде со знаком.</text:p>
      <text:p text:style-name="P24"><text:tab/> Пример для однобайтовых чисел:</text:p>
      <text:p text:style-name="P24">Десятичное число в символьном виде. <text:s text:c="3"/>Двоично-десят. упаков.число</text:p>
      <text:p text:style-name="P24"><text:s text:c="46"/>в ДК <text:s text:c="9"/>в ПК <text:s text:c="33"/></text:p>
      <text:p text:style-name="P24"><text:s text:c="11"/>+ 35 <text:s text:c="22"/>00110101 <text:s text:c="4"/>00110101</text:p>
      <text:p text:style-name="P24"><text:s text:c="11"/>- 35 <text:s text:c="23"/>11001011 <text:s text:c="4"/>10110101</text:p>
      <text:p text:style-name="P24"><text:s/><text:tab/>Вариант выполнения преобразования определяется шифром, </text:p>
      <text:p text:style-name="P24">состоящим из 4-х цифр:</text:p>
      <text:p text:style-name="P24"><text:s text:c="4"/><text:tab/>- <text:s/>1-я цифра задает длину целого числа:</text:p>
      <text:p text:style-name="P24"><text:s text:c="13"/>1- 16 бит, 2- 32 бита;</text:p>
      <text:p text:style-name="P24"><text:s text:c="4"/><text:tab/>- <text:s/>2-я цифра задает вид представления числа:</text:p>
      <text:p text:style-name="P24"><text:s text:c="13"/>1- с учетом знака, 2- без учета знака;</text:p>
      <text:p text:style-name="P24"><text:s text:c="4"/><text:tab/>- <text:s/>3-я цифра задает систему счисления для символьного изображения числа:</text:p>
      <text:p text:style-name="P24"><text:s text:c="13"/>1- двоичная, 2- восьмеричная, 3- десятичная, 4- шестнадцатиричная.</text:p>
      <text:p text:style-name="P24">- <text:s/>4-я цифра задает способ вызова процедур:</text:p>
      <text:p text:style-name="P24"><text:s text:c="13"/>1- near (ближнего вызова), <text:s/>2 - far (дальнего вызова);</text:p>
      <text:p text:style-name="P24">Написать простейшую головную программу <text:s/>для <text:s/>иллюстрации <text:s/>корректности выполнения заданных преобразований. </text:p>
      <text:p text:style-name="P24"><text:s text:c="5"/><text:tab/>Связь по данным между основной программой и подпрограммами</text:p>
      <text:p text:style-name="P24"><text:soft-page-break/>может осуществляться следующими способами:</text:p>
      <text:p text:style-name="P24"><text:s text:c="2"/><text:tab/> А <text:s/>- через РОНы; <text:s text:c="3"/>B <text:s/>- через <text:s/>кадр стека.</text:p>
      <text:p text:style-name="P30"><text:tab/>Вариант 10</text:p>
      <text:p text:style-name="P19"><text:span text:style-name="T8"><text:tab/></text:span><text:span text:style-name="T9">32 бита, без учёта знака, десятичная 2.2.3.1.В</text:span></text:p>
      <text:p text:style-name="P22">Порядок выполнения работы.</text:p>
      <text:p text:style-name="P28">Создано две процедуры. Первая numb_to_string переводит число в строку, вторая str_to_num переводит строку в число. </text:p>
      <text:p text:style-name="P29">Перевод числа в строку происходит последовательным делением на 10. Сначала мы получаем остаток от деления на 10 и записываем его в строку. Затем само число, состоящее из двух частей делится на 10. После проработки процедуры на выход мы получаем в регистр cx длину строки.</text:p>
      <text:p text:style-name="P29">Перевод из строки в число происходит запоминанием двух частей числа из 16 бит. Сначала умножается нижняя часть на 10, часть которая превысила 16 бит добавляет в верхнюю часть, которая в свою очередь также предварительно умножается на 10. <text:s text:c="3"/></text:p>
      <text:p text:style-name="P17"/>
      <text:h text:style-name="P5" text:outline-level="2"><text:tab/>Вывод.</text:h>
      <text:p text:style-name="P7">В ходе выполнения данной лабораторной работы была <text:span text:style-name="T13">изучена разработка процедур. </text:span></text:p>
      <text:p text:style-name="P21"><text:s/></text:p>
      <text:h text:style-name="P3" text:outline-level="1">Тестирование</text:h>
      <text:p text:style-name="P31">Заданное число 12345678:</text:p>
      <text:p text:style-name="P32"><draw:frame draw:style-name="fr1" draw:name="Image1" text:anchor-type="char" svg:width="1.6252in" svg:height="0.3854in" draw:z-index="0"><draw:image xlink:href="Pictures/100002010000009C0000002576157A359A3822D0.png" xlink:type="simple" xlink:show="embed" xlink:actuate="onLoad" loext:mime-type="image/png"/></draw:frame></text:p>
      <text:h text:style-name="P2" text:outline-level="1">Приложение <text:span text:style-name="T3">A</text:span><text:line-break/>Исходный код программ</text:h>
      <text:p text:style-name="P23"><text:span text:style-name="T7">Файл </text:span><text:span text:style-name="T5">lab7.asm</text:span></text:p>
      <text:p text:style-name="P20">AStack <text:s/>SEGMENT STACK</text:p>
      <text:p text:style-name="P20"><text:s text:c="4"/>DB 1024 DUP(?)</text:p>
      <text:p text:style-name="P20">AStack <text:s/>ENDS</text:p>
      <text:p text:style-name="P20"/>
      <text:p text:style-name="P20">DATA <text:s text:c="3"/>SEGMENT</text:p>
      <text:p text:style-name="P20"><text:s text:c="4"/>A dd 12345678d<text:tab/>;делимое</text:p>
      <text:p text:style-name="P20"><text:tab/>Result dd 0<text:tab/>; результат деления</text:p>
      <text:p text:style-name="P20"><text:tab/>Remainder dw 0<text:tab/>;остаток</text:p>
      <text:p text:style-name="P20"><text:tab/>res_str db 12 dup (0)</text:p>
      <text:p text:style-name="P20"><text:s text:c="4"/></text:p>
      <text:p text:style-name="P20"><text:s text:c="4"/>hr<text:tab/>dw<text:tab/>0</text:p>
      <text:p text:style-name="P20"><text:s text:c="4"/>lr<text:tab/>dw<text:tab/>0</text:p>
      <text:p text:style-name="P20">DATA <text:s text:c="3"/>ENDS</text:p>
      <text:p text:style-name="P20"/>
      <text:p text:style-name="P20"/>
      <text:p text:style-name="P20">CODE <text:s text:c="3"/>SEGMENT</text:p>
      <text:p text:style-name="P20"><text:s text:c="4"/>ASSUME CS:CODE, DS:data, SS:AStack</text:p>
      <text:p text:style-name="P20"/>
      <text:p text:style-name="P20">start PROC NEAR</text:p>
      <text:p text:style-name="P20"><text:tab/>; инмцализвция ds</text:p>
      <text:p text:style-name="P20"><text:tab/>mov ax, data</text:p>
      <text:p text:style-name="P20"><text:tab/>mov ds,ax</text:p>
      <text:p text:style-name="P20"/>
      <text:p text:style-name="P20"/>
      <text:p text:style-name="P20"><text:s text:c="4"/>call numb_to_string ; То что в Result переводит в строку res_str</text:p>
      <text:p text:style-name="P20"><text:s text:c="4"/>; cx - length</text:p>
      <text:p text:style-name="P20"><text:s text:c="4"/>push cx</text:p>
      <text:p text:style-name="P20"><text:s text:c="4"/>push si</text:p>
      <text:p text:style-name="P20"><text:s text:c="4"/>call print</text:p>
      <text:p text:style-name="P20"><text:s text:c="4"/></text:p>
      <text:p text:style-name="P20"/>
      <text:p text:style-name="P20"><text:s text:c="4"/>call str_to_num</text:p>
      <text:p text:style-name="P20"><text:s text:c="4"/>pop si</text:p>
      <text:p text:style-name="P20"><text:s text:c="4"/>pop cx</text:p>
      <text:p text:style-name="P20"><text:s text:c="4"/></text:p>
      <text:p text:style-name="P20"><text:s text:c="4"/>mov si, offset res_str</text:p>
      <text:p text:style-name="P20"/>
      <text:p text:style-name="P20"><text:s text:c="4"/>call numb_to_string ; То что в Result переводит в строку res_str</text:p>
      <text:p text:style-name="P20"><text:s text:c="4"/>mov si, offset res_str</text:p>
      <text:p text:style-name="P20"><text:s text:c="4"/>call print2</text:p>
      <text:p text:style-name="P20"><text:s text:c="4"/></text:p>
      <text:p text:style-name="P20"/>
      <text:p text:style-name="P20"><text:s text:c="4"/>mov ax, 4c00h<text:tab/>; выход в DOS</text:p>
      <text:p text:style-name="P20"><text:tab/>int 21h</text:p>
      <text:p text:style-name="P20">start endp </text:p>
      <text:p text:style-name="P20"/>
      <text:p text:style-name="P20">numb_to_string proc NEAR</text:p>
      <text:p text:style-name="P20"/>
      <text:p text:style-name="P20"><text:s text:c="4"/>lea si, res_str</text:p>
      <text:p text:style-name="P20"><text:tab/>mov cx,0</text:p>
      <text:p text:style-name="P20"/>
      <text:p text:style-name="P20"><text:tab/>; делитель</text:p>
      <text:p text:style-name="P20"><text:tab/>mov bx,10</text:p>
      <text:p text:style-name="P20"><text:soft-page-break/></text:p>
      <text:p text:style-name="P20"><text:tab/>mov ax, word ptr [A+2]</text:p>
      <text:p text:style-name="P20"><text:s text:c="4"/>mov word ptr [Result+2], ax</text:p>
      <text:p text:style-name="P20"><text:tab/>mov ax, word ptr [A]</text:p>
      <text:p text:style-name="P20"><text:s text:c="4"/>mov word ptr [Result], ax</text:p>
      <text:p text:style-name="P20"/>
      <text:p text:style-name="P20"/>
      <text:p text:style-name="P20"><text:s text:c="4"/>again:</text:p>
      <text:p text:style-name="P20"><text:tab/>; делим старшее слово</text:p>
      <text:p text:style-name="P20"><text:tab/>xor dx,dx<text:tab/></text:p>
      <text:p text:style-name="P20"><text:tab/>mov ax, word ptr [Result+2]</text:p>
      <text:p text:style-name="P20"><text:tab/>div bx<text:tab/><text:tab/></text:p>
      <text:p text:style-name="P20"/>
      <text:p text:style-name="P20"><text:tab/>mov word ptr [Result+2], ax<text:tab/>; сохраняем результат от деления старшего слова</text:p>
      <text:p text:style-name="P20"><text:tab/><text:tab/><text:tab/><text:tab/>; в dx остаток от деления</text:p>
      <text:p text:style-name="P20"/>
      <text:p text:style-name="P20"><text:tab/>; делим младшее слово</text:p>
      <text:p text:style-name="P20"><text:tab/>mov ax,word ptr [Result]</text:p>
      <text:p text:style-name="P20"><text:tab/>div bx </text:p>
      <text:p text:style-name="P20"><text:tab/></text:p>
      <text:p text:style-name="P20"><text:tab/>mov word ptr [Result], ax<text:tab/>; сохраняем результат от деления младшего слова</text:p>
      <text:p text:style-name="P20"><text:tab/>mov word ptr [Remainder], dx<text:tab/>; сохраняем остаток от деления</text:p>
      <text:p text:style-name="P20"/>
      <text:p text:style-name="P20"><text:tab/>; переводим цифру в символ и сохраняем <text:tab/></text:p>
      <text:p text:style-name="P20"><text:tab/>and dx, 0FFh<text:tab/></text:p>
      <text:p text:style-name="P20"><text:tab/>add dx, '0'</text:p>
      <text:p text:style-name="P20"><text:tab/>mov [si],dl</text:p>
      <text:p text:style-name="P20"><text:tab/>inc si<text:tab/><text:tab/>; смещение следующего символа в строке</text:p>
      <text:p text:style-name="P20"><text:tab/>inc cx<text:tab/><text:tab/>; счетчик символов</text:p>
      <text:p text:style-name="P20"/>
      <text:p text:style-name="P20"><text:tab/></text:p>
      <text:p text:style-name="P20"><text:tab/>; если частное от деления не равно 0, то повторяем операцию</text:p>
      <text:p text:style-name="P20"><text:tab/>mov ax, word ptr [Result]</text:p>
      <text:p text:style-name="P20"><text:tab/>cmp ax,0</text:p>
      <text:p text:style-name="P20"><text:tab/>jnz again</text:p>
      <text:p text:style-name="P20"><text:tab/>mov ax, word ptr [Result+2]</text:p>
      <text:p text:style-name="P20"><text:tab/>cmp ax,0</text:p>
      <text:p text:style-name="P20"><text:tab/>jnz again</text:p>
      <text:p text:style-name="P20"/>
      <text:p text:style-name="P20"><text:s text:c="4"/>ret </text:p>
      <text:p text:style-name="P20"><text:tab/>; печать строки в обратном порядке</text:p>
      <text:p text:style-name="P20"><text:tab/>; в cx - длина строки<text:tab/><text:tab/></text:p>
      <text:p text:style-name="P20">numb_to_string ENDP</text:p>
      <text:p text:style-name="P20"/>
      <text:p text:style-name="P20">str_to_num PROC NEAR</text:p>
      <text:p text:style-name="P20">; hr lr</text:p>
      <text:p text:style-name="P20">; ax - цифра</text:p>
      <text:p text:style-name="P20">; hr = hr * 10</text:p>
      <text:p text:style-name="P20">; lr = lr * 10, dx</text:p>
      <text:p text:style-name="P20">; lr = lr + ax</text:p>
      <text:p text:style-name="P20">; hr = hr + dx</text:p>
      <text:p text:style-name="P20"><text:tab/>lea si, res_str<text:tab/></text:p>
      <text:p text:style-name="P20"><text:tab/>mov bx,10</text:p>
      <text:p text:style-name="P20"><text:tab/>xor dx,dx</text:p>
      <text:p text:style-name="P20">again_r:</text:p>
      <text:p text:style-name="P20"><text:tab/>xor ah,ah</text:p>
      <text:p text:style-name="P20"><text:soft-page-break/><text:tab/>mov al, [si]</text:p>
      <text:p text:style-name="P20"><text:tab/>cmp al,0</text:p>
      <text:p text:style-name="P20"><text:tab/>jz exit</text:p>
      <text:p text:style-name="P20"/>
      <text:p text:style-name="P20"/>
      <text:p text:style-name="P20"><text:tab/>sub ax, '0'<text:tab/>; ax - цифра</text:p>
      <text:p text:style-name="P20"><text:tab/></text:p>
      <text:p text:style-name="P20"><text:tab/>; hr = hr * 10<text:tab/><text:tab/> <text:s text:c="42"/></text:p>
      <text:p text:style-name="P20"><text:tab/>push ax</text:p>
      <text:p text:style-name="P20"><text:tab/>push dx</text:p>
      <text:p text:style-name="P20"><text:tab/>mov ax,hr</text:p>
      <text:p text:style-name="P20"><text:tab/>mov dx,0</text:p>
      <text:p text:style-name="P20"><text:tab/>mul bx</text:p>
      <text:p text:style-name="P20"><text:tab/>mov hr,ax</text:p>
      <text:p text:style-name="P20"><text:tab/>pop dx</text:p>
      <text:p text:style-name="P20"><text:tab/>pop ax</text:p>
      <text:p text:style-name="P20"/>
      <text:p text:style-name="P20"><text:tab/>; lr = lr * 10, dx</text:p>
      <text:p text:style-name="P20"><text:tab/>push ax</text:p>
      <text:p text:style-name="P20"><text:tab/>mov ax,lr</text:p>
      <text:p text:style-name="P20"><text:tab/>mov dx,0</text:p>
      <text:p text:style-name="P20"><text:tab/>mul bx</text:p>
      <text:p text:style-name="P20"><text:tab/>mov lr,ax</text:p>
      <text:p text:style-name="P20"><text:tab/>pop ax</text:p>
      <text:p text:style-name="P20"/>
      <text:p text:style-name="P20"><text:tab/>; lr = lr + ax</text:p>
      <text:p text:style-name="P20"><text:tab/>add ax, lr</text:p>
      <text:p text:style-name="P20"><text:tab/>mov lr,ax</text:p>
      <text:p text:style-name="P20"><text:tab/></text:p>
      <text:p text:style-name="P20"/>
      <text:p text:style-name="P20"><text:tab/>; hr = hr + dx</text:p>
      <text:p text:style-name="P20"><text:tab/>mov ax,hr</text:p>
      <text:p text:style-name="P20"><text:tab/>add ax,dx</text:p>
      <text:p text:style-name="P20"><text:tab/>mov hr,ax</text:p>
      <text:p text:style-name="P20"/>
      <text:p text:style-name="P20"/>
      <text:p text:style-name="P20"><text:tab/>inc si</text:p>
      <text:p text:style-name="P20"><text:tab/>jmp again_r<text:tab/></text:p>
      <text:p text:style-name="P20"><text:s text:c="4"/>exit:</text:p>
      <text:p text:style-name="P20"><text:s text:c="8"/>mov ax, hr</text:p>
      <text:p text:style-name="P20"><text:s text:c="8"/>mov dx, lr</text:p>
      <text:p text:style-name="P20"><text:s text:c="8"/>mov word ptr [A+2], ax</text:p>
      <text:p text:style-name="P20"><text:s text:c="8"/>mov word ptr [A], dx</text:p>
      <text:p text:style-name="P20"><text:s text:c="8"/>ret</text:p>
      <text:p text:style-name="P20"><text:s text:c="7"/></text:p>
      <text:p text:style-name="P20"/>
      <text:p text:style-name="P20"><text:tab/>; печать строки в обратном порядке</text:p>
      <text:p text:style-name="P20"><text:tab/>; в cx - длина строки<text:tab/></text:p>
      <text:p text:style-name="P20">str_to_num endp</text:p>
      <text:p text:style-name="P20"/>
      <text:p text:style-name="P20">print proc NEAR</text:p>
      <text:p text:style-name="P20">print_s:</text:p>
      <text:p text:style-name="P20"><text:tab/>mov dl,[si-1]</text:p>
      <text:p text:style-name="P20"><text:tab/>mov ah,02h</text:p>
      <text:p text:style-name="P20"><text:tab/>int 21h</text:p>
      <text:p text:style-name="P20"><text:tab/>dec si</text:p>
      <text:p text:style-name="P20"><text:tab/>loop print_s</text:p>
      <text:p text:style-name="P20"><text:s text:c="4"/>ret</text:p>
      <text:p text:style-name="P20"><text:soft-page-break/>print endp</text:p>
      <text:p text:style-name="P20"/>
      <text:p text:style-name="P20">print2 proc NEAR</text:p>
      <text:p text:style-name="P20">print_s2:</text:p>
      <text:p text:style-name="P20"><text:tab/>mov dl,[si]</text:p>
      <text:p text:style-name="P20"><text:tab/>mov ah,02h</text:p>
      <text:p text:style-name="P20"><text:tab/>int 21h</text:p>
      <text:p text:style-name="P20"><text:tab/>inc si</text:p>
      <text:p text:style-name="P20"><text:tab/>loop print_s2</text:p>
      <text:p text:style-name="P20"><text:s text:c="4"/>ret</text:p>
      <text:p text:style-name="P20">print2 endp</text:p>
      <text:p text:style-name="P20"><text:tab/></text:p>
      <text:p text:style-name="P20">CODE ENDS</text:p>
      <text:p text:style-name="P20"><text:s text:c="5"/>END start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Times New Roman2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.1665in" fo:margin-bottom="0.0835in" loext:contextual-spacing="false" fo:text-align="start" style:justify-single-word="false" fo:orphans="0" fo:widows="0" fo:keep-with-next="always" style:writing-mode="lr-tb"/>
      <style:text-properties style:use-window-font-color="true" style:font-name="Liberation Sans" fo:font-family="'Liberation Sans'" style:font-family-generic="roman" style:font-pitch="variable" fo:font-size="12pt" fo:language="ru" fo:country="RU" style:letter-kerning="true" style:font-name-asian="Microsoft YaHei" style:font-family-asian="'Microsoft YaHei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default-outline-level="" style:class="list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default-outline-level="" style:class="index">
      <style:paragraph-properties fo:margin-top="0in" fo:margin-bottom="0in" loext:contextual-spacing="false" fo:text-align="start" style:justify-single-word="false" fo:orphans="0" fo:widows="0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text-transform="uppercase" style:font-name="Times New Roman1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in" fo:margin-bottom="0in" loext:contextual-spacing="false"/>
      <style:text-properties style:font-name="Times New Roman1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in" fo:margin-bottom="0in" loext:contextual-spacing="false"/>
      <style:text-properties style:font-name="Times New Roman1" fo:font-family="'Times New Roman'" style:font-family-generic="swiss" style:font-pitch="variable" fo:font-style="italic" fo:font-weight="bold" style:font-name-asian="Times New Roman3" style:font-family-asian="'Times New Roman'" style:font-family-generic-asian="system" style:font-pitch-asian="variable" style:font-style-asian="italic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4925in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true" style:font-name-asian="Times New Roman3" style:font-family-asian="'Times New Roman'" style:font-family-generic-asian="system" style:font-pitch-asian="variable" style:font-size-asian="14pt" style:language-asian="zh" style:country-asian="CN" style:font-name-complex="Times New Roman3" style:font-family-complex="'Times New Roman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_20_Map" style:display-name="Document Map" style:family="paragraph" style:default-outline-level="">
      <style:paragraph-properties fo:margin-top="0in" fo:margin-bottom="0in" loext:contextual-spacing="false" fo:text-align="start" style:justify-single-word="false" fo:orphans="2" fo:widows="2" style:vertical-align="auto" style:writing-mode="lr-tb"/>
      <style:text-properties style:use-window-font-color="true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0.4925in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_20_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font-size="14pt" fo:font-style="normal" style:font-size-asian="14pt" style:font-style-asian="normal"/>
    </style:style>
    <style:style style:name="Table_20_of_20_Figures" style:display-name="Table of Figures" style:family="paragraph" style:parent-style-name="caption" style:default-outline-level="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 style:class="extra"/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9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size-complex="8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9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9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size-complex="8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2:51:00</meta:creation-date>
    <meta:initial-creator>Евгений Хотяков</meta:initial-creator>
    <dc:language>ru-RU</dc:language>
    <dc:date>2021-12-18T19:22:30.422103913</dc:date>
    <meta:editing-cycles>22</meta:editing-cycles>
    <meta:editing-duration>PT2H2M10S</meta:editing-duration>
    <meta:generator>LibreOffice/6.4.7.2$Linux_X86_64 LibreOffice_project/40$Build-2</meta:generator>
    <meta:document-statistic meta:table-count="1" meta:image-count="1" meta:object-count="0" meta:page-count="8" meta:paragraph-count="205" meta:word-count="867" meta:character-count="5484" meta:non-whitespace-character-count="41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